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image/png" manifest:full-path="Object 1/Pictures/100000000000002000000020B2FF2A327EABC87D.png"/>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0">
      <style:text-properties fo:font-weight="normal" style:font-weight-asian="normal" style:font-weight-complex="normal"/>
    </style:style>
    <style:style style:name="P6" style:family="paragraph" style:parent-style-name="Text_20_body" style:list-style-name="L12">
      <style:text-properties fo:font-weight="normal" style:font-weight-asian="normal" style:font-weight-complex="normal"/>
    </style:style>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text-properties fo:font-weight="bold" style:font-weight-asian="bold" style:font-weight-complex="bold"/>
    </style:style>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1">
      <style:paragraph-properties fo:margin-left="0.9807in" fo:margin-right="0in" fo:text-indent="-0.25in" style:auto-text-indent="false"/>
      <style:text-properties fo:font-weight="normal" style:font-weight-asian="normal" style:font-weight-complex="normal"/>
    </style:style>
    <style:style style:name="P16" style:family="paragraph" style:parent-style-name="Text_20_body" style:list-style-name="L12">
      <style:paragraph-properties fo:margin-left="0.9807in" fo:margin-right="0in" fo:text-indent="-0.25in" style:auto-text-indent="false"/>
      <style:text-properties fo:font-weight="normal" style:font-weight-asian="normal" style:font-weight-complex="normal"/>
    </style:style>
    <style:style style:name="P17" style:family="paragraph" style:parent-style-name="Text_20_body" style:list-style-name="L16">
      <style:paragraph-properties fo:margin-left="0.9807in" fo:margin-right="0in" fo:text-indent="-0.25in" style:auto-text-indent="false"/>
    </style:style>
    <style:style style:name="P18" style:family="paragraph" style:parent-style-name="Text_20_body" style:list-style-name="L16">
      <style:paragraph-properties fo:margin-left="0.4902in" fo:margin-right="0in" fo:text-indent="-0.25in" style:auto-text-indent="fals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loext:rel-width-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hree – ...... and Communicate them (aCt)</text:p>
      <text:p text:style-name="P3">MIDAS Best Current Practices</text:p>
      <text:p text:style-name="Text_20_body">This hibernation report is a "snapshot" and will not be updated any further.</text:p>
      <text:h text:style-name="Heading_20_1" text:outline-level="1"><text:bookmark-start text:name="__RefHeading___Toc188_1799332700"/>Overview "How to make a MIDAS object"<text:bookmark-end text:name="__RefHeading___Toc188_1799332700"/></text:h>
      <text:p text:style-name="Text_20_body">To make your own MIDAS objects, you have to stick to some rules.</text:p>
      <text:p text:style-name="Text_20_body">On the one hand, MIDAS objects can use the lower layers of the SMS framework, i.e.</text:p>
      <text:list xml:id="list4131633740428943695" text:style-name="L8">
        <text:list-item>
          <text:p text:style-name="P8">the module coordinator MC (via the external interface eiMod),</text:p>
        </text:list-item>
        <text:list-item>
          <text:p text:style-name="P8">the Simple Scene Controller SSC (via the external interface eiControl) and</text:p>
        </text:list-item>
        <text:list-item>
          <text:p text:style-name="P8">the SSC Dispatcher DISP (via the eiDisp external interface).</text:p>
        </text:list-item>
      </text:list>
      <text:p text:style-name="Text_20_body">On the other hand, the SMS Framework requires that MIDAS objects offer certain services,</text:p>
      <text:list xml:id="list2949657098567220981" text:style-name="L9">
        <text:list-item>
          <text:p text:style-name="P9">that is the definition of the user interface uiObj.</text:p>
        </text:list-item>
      </text:list>
      <text:p text:style-name="Text_20_body">For all these tasks MidasBase helps the programmer of the MIDAS object (MOB).</text:p>
      <text:p text:style-name="Text_20_body"/>
      <text:p text:style-name="Text_20_body"><draw:frame draw:style-name="fr1" draw:name="Rahmen3" text:anchor-type="paragraph" svg:x="0.3in" svg:y="-0.0346in" svg:width="6.2083in" draw:z-index="4"><draw:text-box fo:min-height="4.0764in"><text:p text:style-name="Illustration"><draw:frame draw:style-name="fr4" draw:name="Objekt3" text:anchor-type="paragraph" svg:x="0.0043in" svg:y="0.0807in" svg:width="5.3709in" style:rel-width="87%" svg:height="3.9807in" style:rel-height="scale" draw:z-index="5"><draw:object xlink:href="./Object 3" xlink:type="simple" xlink:show="embed" xlink:actuate="onLoad"/><draw:image xlink:href="./ObjectReplacements/Object 3" xlink:type="simple" xlink:show="embed" xlink:actuate="onLoad"/></draw:frame>Figure <text:sequence text:ref-name="refIllustration0" text:name="Illustration" text:formula="ooow:Illustration+1" style:num-format="1">1</text:sequence>: MidasBase as a link between SmsFramework and MIDAS object</text:p></draw:text-box></draw:frame></text:p>
      <text:h text:style-name="P21" text:outline-level="1"><text:bookmark-start text:name="__RefHeading___Toc190_1799332700"/>2 What the heck are MIDAS objects?<text:bookmark-end text:name="__RefHeading___Toc190_1799332700"/></text:h>
      <text:p text:style-name="P4">Okay, there is the historical explanation:</text:p>
      <text:list xml:id="list9096617574071448034" text:style-name="L10">
        <text:list-item>
          <text:p text:style-name="P5">In the beginning I decided to set up the SIMUL-RR project (then it was not called SrrTrains v0.01) on the network sensor</text:p>
        </text:list-item>
        <text:list-item>
          <text:p text:style-name="P5">I had to tinker around the network sensors of two manufacturers own prototypes, as these had ever been defined differently by the two companies, but I wanted to tinker scenes that should run on more than one Web3D browser (what else would the whole overhead with an ISO standard, if I may ask)</text:p>
        </text:list-item>
        <text:list-item>
          <text:p text:style-name="P5">These self-made prototypes got more and more features over time, so they became their own concept</text:p>
        </text:list-item>
        <text:list-item>
          <text:p text:style-name="P5">They became the so-called SRR objects (Simulated Railroad Objects)</text:p>
        </text:list-item>
        <text:list-item>
          <text:p text:style-name="P5">Then at some point I made my own project out of the base module of the SRR framework (that was a collection of prototypes that should support the SRR objects) and made some renames:</text:p>
        </text:list-item>
      </text:list>
      <text:list xml:id="list4984547278195138500" text:style-name="L11">
        <text:list-item>
          <text:p text:style-name="P15">the "SRR Controller" became the "Simple Scene Controller"</text:p>
        </text:list-item>
        <text:list-item>
          <text:p text:style-name="P15">the "SRR Module Coordinator" became the "SMS Module Coordinator"</text:p>
        </text:list-item>
        <text:list-item>
          <text:p text:style-name="P15">the Base Module of the SRR Framework became the SMUOS Framework</text:p>
        </text:list-item>
        <text:list-item>
          <text:p text:style-name="P15">The SRR objects were also renamed to MIDAS objects</text:p>
        </text:list-item>
      </text:list>
      <text:p text:style-name="P4">OK, but if I buy such a MIDAS object, what can I do with it?</text:p>
      <text:list xml:id="list1320713384844457299" text:style-name="L12">
        <text:list-item>
          <text:p text:style-name="P6">Well, suppose you are a Web3D author and you want to build the model of a car</text:p>
        </text:list-item>
        <text:list-item>
          <text:p text:style-name="P6">Suppose further, this model should be executable in a multi-user scene by another author</text:p>
        </text:list-item>
        <text:list-item>
          <text:p text:style-name="P6">THEN you'll be looking for ways to outsource the entire multi-user problematic. You will be looking for ways to make a model of a car, regardless of whether the scene is multi-user capable or not</text:p>
        </text:list-item>
        <text:list-item>
          <text:p text:style-name="P6">THEN you'll be looking for ready-made mechanisms to simulate the car's drive, steering, and brake, and you'll want to spare yourself all the math</text:p>
        </text:list-item>
        <text:list-item>
          <text:p text:style-name="P6">AND THAT'S exactly what the MIDAS objects offer</text:p>
        </text:list-item>
        <text:list-item>
          <text:p text:style-name="P16">MIDAS objects are highly specialized powerhouses that have all the maths of multiuser simulation under control</text:p>
        </text:list-item>
        <text:list-item>
          <text:p text:style-name="P16">MIDAS objects can not be rendered, they remain invisible, inaudible, imperceptible, the outward appearance, the "look and feel" of your models is still completely in your hands</text:p>
        </text:list-item>
        <text:list-item>
          <text:p text:style-name="P16">MIDAS objects are the "invisible engines" of your multiuser-capable, interactive and animated models</text:p>
        </text:list-item>
      </text:list>
      <text:h text:style-name="Heading_20_1" text:outline-level="1"><text:bookmark-start text:name="__RefHeading___Toc192_1799332700"/><text:soft-page-break/>Behavior of MIDAS objects<text:bookmark-end text:name="__RefHeading___Toc192_1799332700"/></text:h>
      <text:h text:style-name="Heading_20_2" text:outline-level="2"><text:bookmark-start text:name="__RefHeading___Toc194_1799332700"/>Initialization with the Common Parameters<text:bookmark-end text:name="__RefHeading___Toc194_1799332700"/></text:h>
      <text:p text:style-name="Text_20_body">Because of the "MMF paradigm" we want to stick to, the scene is made up of individual modules (this can be thought of as landscape tiles) and these modules are "inhabited" by models.</text:p>
      <text:p text:style-name="Text_20_body">The models in turn contain the MIDAS objects (MOBs).</text:p>
      <text:p text:style-name="Text_20_body">But there is also - admittedly a bit abstract – some "all around", a "something" needed to hold the modules together and "hang them up" in a scene.</text:p>
      <text:p text:style-name="Text_20_body">This "something" we call the "frame".</text:p>
      <text:p text:style-name="Text_20_body">Now we also know why the paradigm is called "MMF paradigm" because it's about models in modules in a frame.</text:p>
      <text:p text:style-name="Text_20_body">Because the frame is basic, it also includes a basic part of the SMS Framework, namely the Simple Scene Controller (SSC).</text:p>
      <text:p text:style-name="Text_20_body">The Simple Scene Controller can access all parts of the SMS framework as well as the MIDAS objects.</text:p>
      <text:p text:style-name="Text_20_body">So that all parts of the scene can access the SSC, it publishes a pointer to the Common Parameters (commParam) after its initialization.</text:p>
      <text:p text:style-name="Text_20_body">To initialize an MIDAS object, you pass this pointer to it.</text:p>
      <text:p text:style-name="Text_20_body">With the help of this pointer</text:p>
      <text:list xml:id="list3842924631848070400" text:style-name="L13">
        <text:list-item>
          <text:p text:style-name="P10">each MIDAS object can access the fields of the SSC,</text:p>
        </text:list-item>
        <text:list-item>
          <text:p text:style-name="P10">Each MIDAS object can log on to the events that the SSC broadcasts via the commParam.</text:p>
        </text:list-item>
        <text:list-item>
          <text:p text:style-name="P10">Some MIDAS objects require the SSC to access directly and individually. That means he needs pointers to these objects. This is described in chapter 3.4 "Announcement with the Simple Scene Controller".</text:p>
        </text:list-item>
      </text:list>
      <text:p text:style-name="Text_20_body"/>
      <text:p text:style-name="Text_20_body"><draw:frame draw:style-name="fr2" draw:name="Rahmen1" text:anchor-type="paragraph" svg:x="0.4083in" svg:y="0.0953in" svg:width="6.0425in" draw:z-index="0"><draw:text-box fo:min-height="1.8862in"><text:p text:style-name="Illustration"><draw:frame draw:style-name="fr5" draw:name="Objekt1" text:anchor-type="as-char" svg:width="6.0417in" style:rel-width="100%" svg:height="1.8854in" style:rel-height="scale" draw:z-index="1"><draw:object xlink:href="./Object 1" xlink:type="simple" xlink:show="embed" xlink:actuate="onLoad"/><draw:image xlink:href="./ObjectReplacements/Object 1" xlink:type="simple" xlink:show="embed" xlink:actuate="onLoad"/></draw:frame><text:line-break/>Figure <text:sequence text:ref-name="refIllustration1" text:name="Illustration" text:formula="ooow:Illustration+1" style:num-format="1">2</text:sequence>: Access to the SSC by an initialized MOB</text:p></draw:text-box></draw:frame></text:p>
      <text:h text:style-name="Heading_20_3" text:outline-level="3"><text:soft-page-break/>Error during initialization</text:h>
      <text:p text:style-name="Text_20_body">As we will see in chapter 3.3 "The fields" initialized "and" attached "as well as" getScript "", after initialization a MIDAS object gives a feed back with the field "initialized".</text:p>
      <text:p text:style-name="Text_20_body">If an error occurs during initialization, the MOB in this field sends the value NULL. Nevertheless, the initialization is considered completed (the MOB is in the status "fail-initialized") and is undone by a de-initialization.</text:p>
      <text:p text:style-name="Text_20_body"/>
      <text:p text:style-name="Text_20_body"><draw:frame draw:style-name="fr2" draw:name="Rahmen7" text:anchor-type="paragraph" svg:x="0.3043in" svg:y="-0.0028in" svg:width="6.1047in" draw:z-index="10"><draw:text-box fo:min-height="3.5945in"><text:p text:style-name="Illustration"><draw:frame draw:style-name="fr6" draw:name="Objekt7" text:anchor-type="as-char" svg:y="-3.5945in" svg:width="5.761in" style:rel-width="100%" svg:height="3.8756in" style:rel-height="scale" draw:z-index="16"><draw:object xlink:href="./Object 7" xlink:type="simple" xlink:show="embed" xlink:actuate="onLoad"/><draw:image xlink:href="./ObjectReplacements/Object 7" xlink:type="simple" xlink:show="embed" xlink:actuate="onLoad"/></draw:frame><text:line-break/>Figure <text:sequence text:ref-name="refIllustration2" text:name="Illustration" text:formula="ooow:Illustration+1" style:num-format="1">3</text:sequence>: Initialization: error during initialization</text:p></draw:text-box></draw:frame></text:p>
      <text:h text:style-name="P19" text:outline-level="2"><text:bookmark-start text:name="__RefHeading___Toc192_1505087225"/>Attachment with the module parameters<text:bookmark-end text:name="__RefHeading___Toc192_1505087225"/></text:h>
      <text:p text:style-name="Text_20_body"><text:span text:style-name="T2">Each module contains an instance of the module coordinator (MC). This is initialized after the SSC by giving it a pointer to the Common Parameters (commParam) and then announcing itself to the SSC (so that the SSC can access all MCs individually and directly).</text:span></text:p>
      <text:p text:style-name="Text_20_body"><text:span text:style-name="T2">After the module has reached the "attached" state in this way, the MC publishes a pointer to the module parameters (modParam).</text:span></text:p>
      <text:p text:style-name="Text_20_body"><text:span text:style-name="T2">This pointer is passed on to a MIDAS object (MOB), so that it is attached to the MC.</text:span></text:p>
      <text:p text:style-name="Text_20_body"><text:span text:style-name="T2">With the help of this pointer</text:span></text:p>
      <text:list xml:id="list4237432209786107627" text:style-name="L14">
        <text:list-item>
          <text:p text:style-name="P11"><text:span text:style-name="T2">Each MIDAS object can access the fields of its MC</text:span></text:p>
        </text:list-item>
        <text:list-item>
          <text:p text:style-name="P11"><text:span text:style-name="T2">For example, each MIDAS object can log on to the events that the MC broadcasts via the modParam</text:span></text:p>
        </text:list-item>
        <text:list-item>
          <text:p text:style-name="P11"><text:span text:style-name="T2">For some MIDAS objects, the MC must access individually and directly. That means he needs pointers to these objects. This is described in chapter 3.5 "Announcement at the Module Coordinator".</text:span></text:p>
        </text:list-item>
      </text:list>
      <text:p text:style-name="Text_20_body"><draw:frame draw:style-name="fr2" draw:name="Rahmen2" text:anchor-type="paragraph" svg:x="0.3252in" svg:y="0.172in" svg:width="6.2299in" draw:z-index="2"><draw:text-box fo:min-height="4.9173in"><text:p text:style-name="Illustration"><draw:frame draw:style-name="fr5" draw:name="Objekt2" text:anchor-type="as-char" svg:width="6.2283in" style:rel-width="100%" svg:height="4.9161in" style:rel-height="scale" draw:z-index="3"><draw:object xlink:href="./Object 2" xlink:type="simple" xlink:show="embed" xlink:actuate="onLoad"/><draw:image xlink:href="./ObjectReplacements/Object 2" xlink:type="simple" xlink:show="embed" xlink:actuate="onLoad"/></draw:frame><text:line-break/>Figure <text:sequence text:ref-name="refIllustration3" text:name="Illustration" text:formula="ooow:Illustration+1" style:num-format="1">4</text:sequence>: Access to the MC by an attached MOB</text:p></draw:text-box></draw:frame></text:p>
      <text:h text:style-name="Heading_20_3" text:outline-level="3"><text:soft-page-break/>Error during initialization</text:h>
      <text:p text:style-name="Text_20_body">As we will see in chapter 3.3 "The fields" initialized "and" attached "as well as" getScript "", after initialization a MIDAS object gives a feed back with the field "initialized" and after its attachment a feed back with the field " attached".</text:p>
      <text:p text:style-name="Text_20_body">If an error occurs during initialization as part of an attachment, the MOB sends the value NULL in the "initialized" field. Nevertheless, the attachment is also continued (the MOB is then in the status "fail-attached") and then undone by a de-attachment and a de-initialization.</text:p>
      <text:p text:style-name="Text_20_body"/>
      <text:p text:style-name="Text_20_body"><draw:frame draw:style-name="fr2" draw:name="Rahmen8" text:anchor-type="paragraph" svg:x="0.3252in" svg:y="0.1016in" svg:width="6.1047in" draw:z-index="11"><draw:text-box fo:min-height="4.761in"><text:p text:style-name="Illustration"><draw:frame draw:style-name="fr5" draw:name="Objekt8" text:anchor-type="as-char" svg:width="6.1047in" style:rel-width="100%" svg:height="4.761in" style:rel-height="scale" draw:z-index="13"><draw:object xlink:href="./Object 8" xlink:type="simple" xlink:show="embed" xlink:actuate="onLoad"/><draw:image xlink:href="./ObjectReplacements/Object 8" xlink:type="simple" xlink:show="embed" xlink:actuate="onLoad"/></draw:frame><text:line-break/>Figure <text:sequence text:ref-name="refIllustration4" text:name="Illustration" text:formula="ooow:Illustration+1" style:num-format="1">5</text:sequence>: Attachment: error during initialization</text:p></draw:text-box></draw:frame></text:p>
      <text:h text:style-name="P20" text:outline-level="3">Error during the attachment</text:h>
      <text:p text:style-name="Text_20_body">As we will see in chapter 3.3 "The fields" initialized "and" attached "as well as" getScript "", after initialization a MIDAS object gives a feed back with the field "initialized" and after its attachment a feed back with the field " attached".</text:p>
      <text:p text:style-name="Text_20_body">If an error occurs during the attachment, the MOB sends the value "NULL" in the "attached" field. Nevertheless, the attachment is continued (the MOB is then in the status "fail-attached") and then undone by a DeAttachment and a de-initialization.</text:p>
      <text:p text:style-name="Text_20_body"><draw:frame draw:style-name="fr2" draw:name="Rahmen9" text:anchor-type="paragraph" svg:x="0.3252in" svg:y="0.102in" svg:width="6.1047in" draw:z-index="12"><draw:text-box fo:min-height="4.4071in"><text:p text:style-name="Illustration"><draw:frame draw:style-name="fr5" draw:name="Objekt9" text:anchor-type="as-char" svg:width="6.1047in" style:rel-width="100%" svg:height="4.4071in" style:rel-height="scale" draw:z-index="14"><draw:object xlink:href="./Object 9" xlink:type="simple" xlink:show="embed" xlink:actuate="onLoad"/><draw:image xlink:href="./ObjectReplacements/Object 9" xlink:type="simple" xlink:show="embed" xlink:actuate="onLoad"/><svg:desc>OLE-Objekt</svg:desc></draw:frame><text:line-break/>Figure <text:sequence text:ref-name="refIllustration5" text:name="Illustration" text:formula="ooow:Illustration+1" style:num-format="1">6</text:sequence>: Attachment: error during attachment</text:p></draw:text-box></draw:frame></text:p>
      <text:h text:style-name="P19" text:outline-level="2"><text:bookmark-start text:name="__RefHeading___Toc261_1505087225"/>The fields "initialized" and "attached" as well as "getScript"<text:bookmark-end text:name="__RefHeading___Toc261_1505087225"/></text:h>
      <text:h text:style-name="Heading_20_3" text:outline-level="3">"getScript"</text:h>
      <text:p text:style-name="Text_20_body">Each MIDAS object contains (at least) one &lt;Script&gt; node, in which the functionality of the object is procedurally described.</text:p>
      <text:p text:style-name="Text_20_body">Some of these procedures need to bring the MIDAS object to another node of the scene.</text:p>
      <text:p text:style-name="Text_20_body">It would be nice if there was a command within a &lt;Script&gt; node that points to the surrounding &lt;ProtoInstance&gt; in a similar way to SELF in other programming languages.</text:p>
      <text:p text:style-name="Text_20_body">Such a mechanism I did not find in X3D, but at least there is the possibility to use a pointer to the &lt;Script&gt; node itself in the sense of SELF.</text:p>
      <text:p text:style-name="P12">So we define: Within the SMS framework, an MIDAS object is represented by an SFNode value pointing to the &lt;Script&gt; node contained in the MIDAS object. This also applies to other &lt;ProtoInstance&gt; s used in the context of the SMS Framework.</text:p>
      <text:p text:style-name="Text_20_body">The best way to see this is an example: the module coordinator contains the following &lt;Script&gt; nodes (shown in excerpts):</text:p>
      <text:p text:style-name="Text_20_body"><text:s text:c="16"/>&lt;Script DEF='<text:span text:style-name="T1">SmsModCoordScript</text:span>' directOutput='true' mustEvaluate='true'&gt;</text:p>
      <text:p text:style-name="Text_20_body"><text:s text:c="20"/>&lt;field accessType='inputOutput' name='<text:span text:style-name="T2">commParam</text:span>' type='SFNode' value="NULL"/&gt;</text:p>
      <text:p text:style-name="Text_20_body"><text:s text:c="20"/>&lt;field accessType="inputOutput" name="<text:span text:style-name="T1">getScript</text:span>" type="SFNode"&gt;</text:p>
      <text:p text:style-name="Text_20_body"><text:s text:c="24"/>&lt;Script USE="<text:span text:style-name="T1">SmsModCoordScript</text:span>"/&gt;</text:p>
      <text:p text:style-name="Text_20_body"><text:s text:c="20"/>&lt;/field&gt;</text:p>
      <text:p text:style-name="Text_20_body">......</text:p>
      <text:p text:style-name="Text_20_body">&lt;![CDATA[</text:p>
      <text:p text:style-name="Text_20_body">ecmascript:</text:p>
      <text:p text:style-name="Text_20_body">......</text:p>
      <text:p text:style-name="Text_20_body">// Announcement protection timer expired (fires isActive = false)</text:p>
      <text:p text:style-name="Text_20_body">function timerExpired(Value,timestamp)</text:p>
      <text:p text:style-name="Text_20_body">{</text:p>
      <text:p text:style-name="Text_20_body">......</text:p>
      <text:p text:style-name="Text_20_body"><text:s text:c="8"/><text:span text:style-name="T1">commParam.sscBase.announceModule = getScript;</text:span></text:p>
      <text:p text:style-name="Text_20_body">......</text:p>
      <text:p text:style-name="Text_20_body">}</text:p>
      <text:p text:style-name="Text_20_body">]]&gt;</text:p>
      <text:p text:style-name="Text_20_body"><text:s text:c="16"/>&lt;/Script&gt;</text:p>
      <text:p text:style-name="Text_20_body">Here you can see that the &lt;Script&gt; node stores the values "commParam" and "getScript" in its fields. Where "commParam" points to the common parameters and "getScript" is a pointer to the <text:soft-page-break/>&lt;script&gt; node itself.</text:p>
      <text:p text:style-name="Text_20_body">The code "commParam.sscBase.announceModule = getScript" thus sends a pointer to the &lt;Script&gt; node of the module coordinator to the field "announceModule" of the &lt;Script&gt; node pointed to by the field commParam.sscBase.</text:p>
      <text:h text:style-name="Heading_20_3" text:outline-level="3">"initialized" and "attached"</text:h>
      <text:p text:style-name="Text_20_body">So that now also the user of the MIDAS object can store the pointer on the MIDAS object, in order to use it then later for example against the SSC as identification of the MIDAS object, is defined:</text:p>
      <text:list xml:id="list7224934859013648552" text:style-name="L15">
        <text:list-item>
          <text:p text:style-name="P13">A MIDAS object that has undergone a successful (re) initialization must output a pointer to the internal &lt;Script&gt; node on the "initialized" field, which is also used in relation to the MC, the SSC and the DISP.</text:p>
        </text:list-item>
        <text:list-item>
          <text:p text:style-name="P13">A MIDAS object that has undergone a de-initialization or an unsuccessful (re) initialization has to output the value NULL at the field "initialized".</text:p>
        </text:list-item>
        <text:list-item>
          <text:p text:style-name="P13">A MIDAS object that has undergone a successful (re-) attachment must output a pointer to the internal &lt;Script&gt; node on the "attached" field, which is also used in relation to the MC, the SSC and the DISP.</text:p>
        </text:list-item>
        <text:list-item>
          <text:p text:style-name="P13">A MIDAS object that has undergone a deAttachment or an unsuccessful (re-) attachment has to output the value NULL at the field "attached".</text:p>
        </text:list-item>
        <text:list-item>
          <text:p text:style-name="P13">This "SELF" value is also used when a MIDAS object "announces" on the MC, SSC or DISP.</text:p>
        </text:list-item>
      </text:list>
      <text:p text:style-name="Text_20_body"/>
      <text:p text:style-name="Text_20_body"><draw:frame draw:style-name="fr3" draw:name="Rahmen4" text:anchor-type="paragraph" svg:x="0.3252in" svg:y="0.0063in" svg:width="5.5528in" draw:z-index="15"><draw:text-box fo:min-height="2.0217in"><text:p text:style-name="Illustration"><draw:frame draw:style-name="fr6" draw:name="Objekt4" text:anchor-type="as-char" svg:y="-2.0091in" svg:width="5.928in" style:rel-width="100%" svg:height="2.011in" style:rel-height="scale" draw:z-index="17"><draw:object xlink:href="./Object 4" xlink:type="simple" xlink:show="embed" xlink:actuate="onLoad"/><draw:image xlink:href="./ObjectReplacements/Object 4" xlink:type="simple" xlink:show="embed" xlink:actuate="onLoad"/></draw:frame><text:line-break/>Figure <text:sequence text:ref-name="refIllustration6" text:name="Illustration" text:formula="ooow:Illustration+1" style:num-format="1">7</text:sequence>: Usage of the &lt;Script&gt;-Node for SELF</text:p></draw:text-box></draw:frame></text:p>
      <text:h text:style-name="P19" text:outline-level="2"><text:bookmark-start text:name="__RefHeading___Toc204_1799332700"/>Announcement at the Simple Scene Controller<text:bookmark-end text:name="__RefHeading___Toc204_1799332700"/></text:h>
      <text:p text:style-name="Text_20_body">An MIDAS object announcing itself to the SSC should announce this during its (re-) initialization.</text:p>
      <text:p text:style-name="Text_20_body">This ensures that the SSC already knows the object when it outputs its "SELF" pointer on the "initialized" field.</text:p>
      <text:p text:style-name="Text_20_body"/>
      <text:p text:style-name="Text_20_body"><draw:frame draw:style-name="fr2" draw:name="Rahmen5" text:anchor-type="paragraph" svg:x="0.5665in" svg:y="0.002in" svg:width="5.5591in" draw:z-index="6"><draw:text-box fo:min-height="4.3508in"><text:p text:style-name="Illustration"><draw:frame draw:style-name="fr7" draw:name="Objekt5" text:anchor-type="paragraph" svg:x="0.0016in" svg:y="0.0008in" svg:width="5.5583in" style:rel-width="100%" svg:height="4.35in" style:rel-height="scale" draw:z-index="7"><draw:object xlink:href="./Object 5" xlink:type="simple" xlink:show="embed" xlink:actuate="onLoad"/><draw:image xlink:href="./ObjectReplacements/Object 5" xlink:type="simple" xlink:show="embed" xlink:actuate="onLoad"/></draw:frame>Figure <text:sequence text:ref-name="refIllustration7" text:name="Illustration" text:formula="ooow:Illustration+1" style:num-format="1">8</text:sequence>: (Re-)Announcement of an Object during its (Re-)Initialization</text:p></draw:text-box></draw:frame></text:p>
      <text:h text:style-name="P19" text:outline-level="2"><text:bookmark-start text:name="__RefHeading___Toc239_1505087225"/>Announcement to the Module Coordinator<text:bookmark-end text:name="__RefHeading___Toc239_1505087225"/></text:h>
      <text:p text:style-name="Text_20_body">A MIDAS object announcing itself to the MC should announce this during its (re-) attachment.</text:p>
      <text:p text:style-name="Text_20_body">This ensures that the MC already knows the object when it outputs its "SELF" pointer on the "attached" field.</text:p>
      <text:p text:style-name="Text_20_body"/>
      <text:p text:style-name="Text_20_body"><draw:frame draw:style-name="fr2" draw:name="Rahmen6" text:anchor-type="paragraph" svg:x="0.5665in" svg:y="0.0028in" svg:width="5.5591in" draw:z-index="8"><draw:text-box fo:min-height="4.6173in"><text:p text:style-name="Illustration"><draw:frame draw:style-name="fr7" draw:name="Objekt6" text:anchor-type="paragraph" svg:x="0.0016in" svg:y="0.0008in" svg:width="5.5583in" style:rel-width="100%" svg:height="4.6165in" style:rel-height="scale" draw:z-index="9"><draw:object xlink:href="./Object 6" xlink:type="simple" xlink:show="embed" xlink:actuate="onLoad"/><draw:image xlink:href="./ObjectReplacements/Object 6" xlink:type="simple" xlink:show="embed" xlink:actuate="onLoad"/></draw:frame>Figure <text:sequence text:ref-name="refIllustration8" text:name="Illustration" text:formula="ooow:Illustration+1" style:num-format="1">9</text:sequence>: (Re-)Announcement of an Object during its (Re-)Attachment</text:p></draw:text-box></draw:frame></text:p>
      <text:h text:style-name="P19" text:outline-level="2"><text:bookmark-start text:name="__RefHeading___Toc283_1505087225"/>Nested MIDAS objects<text:bookmark-end text:name="__RefHeading___Toc283_1505087225"/></text:h>
      <text:p text:style-name="Text_20_body">Basically, the MIDAS Base (MIB) ensures that all MIDAS objects (MOBs) of a model always have the same Mode of Operation (MOO).</text:p>
      <text:p text:style-name="Text_20_body">In particular, this is a task of the MibCore prototype:</text:p>
      <text:list xml:id="list4221852367834564988" text:style-name="L16">
        <text:list-item>
          <text:p text:style-name="P14">Dependent MOBs referenced at the time of "basic initialization" in the "dependentMobsIn" field are added with addMob (). That is, they are included in the "internal list of dependent MOBs" and the first initialization or when switching to MOO V ensures that they have the same MOO as the parent object.</text:p>
        </text:list-item>
        <text:list-item>
          <text:p text:style-name="P14">AddDependentMobsIn () can also add one or more MOBs as dependent MOBs. This is always possible if no procedure is currently running. After adding the MIDAS object, you must start a MOO change on the parent object so that the child object receives the same MOO. This happens at the beginning of the (re) initialization of the parent object or after the de-initialization of the parent object.</text:p>
        </text:list-item>
        <text:list-item>
          <text:p text:style-name="P14">By removing one or more dependent MOBs with removeDependentMobsIn () - whichever is possible when no procedure is currently running - these MOBs are removed from the "internal list of dependent MOBs" and then automatically "disable" them MOO V spiked. Any own pointers to the MOB must be removed by the user himself.</text:p>
        </text:list-item>
        <text:list-item>
          <text:p text:style-name="P14">If a child object is in the "internal list of dependent MOBs" and has been disallowed for some reason ("enabledOut" fires the value "false"), then the parent object is also disablet. In the case of the parent object, this is considered a so-called "internal trigger for disabling".</text:p>
        </text:list-item>
        <text:list-item>
          <text:p text:style-name="P14">An "internal trigger for disabling" means that any existing own parent object is immediately (!) Notified, too disabling, without waiting for the trigger "enabledOut" = "false" of the child object.</text:p>
        </text:list-item>
        <text:list-item>
          <text:p text:style-name="P14">There are the following "internal triggers for disabling"</text:p>
        </text:list-item>
        <text:list-item>
          <text:p text:style-name="P17">A child object fires "enabledOut" = "false"</text:p>
        </text:list-item>
        <text:list-item>
          <text:p text:style-name="P17">A network sensor reports the faulty initialization</text:p>
        </text:list-item>
        <text:list-item>
          <text:p text:style-name="P17">A child object reports an "internal trigger for disabling"</text:p>
        </text:list-item>
        <text:list-item>
          <text:p text:style-name="P18">At the end of a MOO change in the MOO V (after firing "enabledOut" = "false"), each MIDAS object passes a trigger to the "disable" input of all child objec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6<text:tab/>MIDAS Best Current Practices<text:tab/>Version 3.1 / March 30<text:span text:style-name="MT1">th</text:span> 2018</text:p>
        <text:p text:style-name="Header">This text is a service of <text:a xlink:type="simple" xlink:href="https://github.com/christoph-v/spark">https://github.com/christoph-v/spark</text:a></text:p>
      </style:header>
      <style:footer>
        <text:p text:style-name="Footer"><text:tab/>Page <text:page-number text:select-page="current">3</text:page-number> of <text:page-count>1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2M7S</meta:editing-duration>
    <meta:editing-cycles>254</meta:editing-cycles>
    <meta:generator>OpenOffice.org/3.4.1$Win32 OpenOffice.org_project/341m1$Build-9593</meta:generator>
    <dc:date>2018-03-30T10:45:32.97</dc:date>
    <meta:document-statistic meta:table-count="0" meta:image-count="0" meta:object-count="9" meta:page-count="12" meta:paragraph-count="131" meta:word-count="2111" meta:character-count="128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6" style:family="graphic" style:parent-style-name="standard">
      <style:graphic-properties draw:textarea-horizontal-align="justify" draw:textarea-vertical-align="middle" draw:auto-grow-height="false" fo:min-height="1.35cm" fo:min-width="3.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1.255cm"/>
    </style:style>
    <style:style style:name="gr8" style:family="graphic" style:parent-style-name="standard">
      <style:graphic-properties draw:stroke="none" svg:stroke-color="#000000" draw:fill="none" draw:fill-color="#ffffff" draw:textarea-horizontal-align="left" draw:auto-grow-height="true" draw:auto-grow-width="true" fo:min-height="0.433cm" fo:min-width="1.755cm"/>
    </style:style>
    <style:style style:name="gr9" style:family="graphic" style:parent-style-name="standard">
      <style:graphic-properties draw:stroke="none" svg:stroke-color="#000000" draw:fill="solid" draw:fill-color="#ffffff" draw:textarea-horizontal-align="left" draw:auto-grow-height="true" draw:auto-grow-width="false" fo:min-height="0.637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1pt" style:font-size-asian="18pt" style:font-size-complex="18pt"/>
    </style:style>
    <style:style style:name="P5" style:family="paragraph">
      <loext:graphic-properties draw:fill="solid" draw:fill-color="#ffffff"/>
      <style:text-properties fo:font-size="13p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6cm" svg:y1="0.8cm" svg:x2="1.6cm" svg:y2="4.4cm">
          <text:p/>
        </draw:line>
        <draw:line draw:style-name="gr2" draw:text-style-name="P1" draw:layer="layout" svg:x1="0.7cm" svg:y1="0.8cm" svg:x2="2.4cm" svg:y2="0.8cm">
          <text:p text:style-name="P2">User</text:p>
          <text:p text:style-name="P2"/>
        </draw:line>
        <draw:line draw:style-name="gr1" draw:text-style-name="P1" draw:layer="layout" svg:x1="13.8cm" svg:y1="0.7cm" svg:x2="13.8cm" svg:y2="4.439cm">
          <text:p/>
        </draw:line>
        <draw:line draw:style-name="gr2" draw:text-style-name="P1" draw:layer="layout" svg:x1="12.9cm" svg:y1="0.7cm" svg:x2="14.6cm" svg:y2="0.7cm">
          <text:p text:style-name="P2">SSC</text:p>
          <text:p text:style-name="P2"/>
        </draw:line>
        <draw:line draw:style-name="gr3" draw:text-style-name="P1" draw:layer="layout" svg:x1="13.8cm" svg:y1="0.9cm" svg:x2="1.6cm" svg:y2="1.3cm">
          <text:p/>
        </draw:line>
        <draw:frame draw:style-name="gr4" draw:text-style-name="P3" draw:layer="layout" svg:width="0.502cm" svg:height="1.187cm" svg:x="18.7cm" svg:y="2.6cm">
          <draw:text-box>
            <text:p/>
          </draw:text-box>
        </draw:frame>
        <draw:frame draw:style-name="gr5" draw:text-style-name="P4" draw:layer="layout" svg:width="3.597cm" svg:height="0.683cm" svg:x="3.404cm" svg:y="0.738cm">
          <draw:text-box>
            <text:p><text:span text:style-name="T1">PTR </text:span><text:span text:style-name="T1">commPa</text:span><text:span text:style-name="T1">ram</text:span></text:p>
          </draw:text-box>
        </draw:frame>
        <draw:line draw:style-name="gr1" draw:text-style-name="P1" draw:layer="layout" svg:x1="7.6cm" svg:y1="2.2cm" svg:x2="7.6cm" svg:y2="4.4cm">
          <text:p/>
        </draw:line>
        <draw:line draw:style-name="gr2" draw:text-style-name="P1" draw:layer="layout" svg:x1="6.6cm" svg:y1="2.2cm" svg:x2="8.3cm" svg:y2="2.2cm">
          <text:p text:style-name="P2">MOB</text:p>
          <text:p text:style-name="P2"/>
        </draw:line>
        <draw:custom-shape draw:style-name="gr6" draw:text-style-name="P2" draw:layer="layout" svg:width="3.9cm" svg:height="1.6cm" svg:x="11.8cm" svg:y="2.7cm">
          <text:p text:style-name="P2">commParam</text:p>
          <draw:enhanced-geometry svg:viewBox="0 0 21600 21600" draw:type="rectangle" draw:enhanced-path="M 0 0 L 21600 0 21600 21600 0 21600 0 0 Z N"/>
        </draw:custom-shape>
        <draw:line draw:style-name="gr3" draw:text-style-name="P1" draw:layer="layout" svg:x1="1.6cm" svg:y1="2.2cm" svg:x2="7.6cm" svg:y2="2.6cm">
          <text:p/>
        </draw:line>
        <draw:frame draw:style-name="gr5" draw:text-style-name="P4" draw:layer="layout" svg:width="3.597cm" svg:height="0.683cm" svg:x="2.003cm" svg:y="1.417cm">
          <draw:text-box>
            <text:p><text:span text:style-name="T1">PTR </text:span><text:span text:style-name="T1">commPa</text:span><text:span text:style-name="T1">ram</text:span></text:p>
          </draw:text-box>
        </draw:frame>
        <draw:line draw:style-name="gr3" draw:text-style-name="P1" draw:layer="layout" svg:x1="7.6cm" svg:y1="3.6cm" svg:x2="11.8cm" svg:y2="3.6cm">
          <text:p/>
        </draw:line>
        <draw:line draw:style-name="gr3" draw:text-style-name="P1" draw:layer="layout" svg:x1="11.8cm" svg:y1="3.9cm" svg:x2="7.6cm" svg:y2="3.9cm">
          <text:p/>
        </draw:line>
        <draw:frame draw:style-name="gr7" draw:text-style-name="P4" draw:layer="layout" svg:width="1.755cm" svg:height="0.683cm" svg:x="9.445cm" svg:y="2.917cm">
          <draw:text-box>
            <text:p><text:span text:style-name="T1">Access</text:span></text:p>
          </draw:text-box>
        </draw:frame>
        <draw:frame draw:style-name="gr8" draw:text-style-name="P4" draw:layer="layout" svg:width="2.255cm" svg:height="0.683cm" svg:x="8.9cm" svg:y="3.8cm">
          <draw:text-box>
            <text:p><text:span text:style-name="T1">Broadcas</text:span><text:span text:style-name="T1">t</text:span></text:p>
          </draw:text-box>
        </draw:frame>
        <draw:frame draw:style-name="gr9" draw:text-style-name="P5" draw:layer="layout" svg:width="4.3cm" svg:height="0.887cm" svg:x="5.4cm" svg:y="2.7cm">
          <draw:text-box>
            <text:p><text:span text:style-name="T2">MOB </text:span><text:span text:style-name="T2">„initializ</text:span><text:span text:style-name="T2">ed“</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color="#000000" draw:fill="none" draw:fill-gradient-name="Gradient_20_2" draw:fill-hatch-name="Hatching_20_46" draw:fill-image-name="Bitmap_20_1" draw:textarea-horizontal-align="left"/>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standard">
      <style:graphic-properties draw:textarea-horizontal-align="justify" draw:textarea-vertical-align="middle" draw:auto-grow-height="false" fo:min-height="0.85cm" fo:min-width="2.8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353cm" fo:min-width="2.534cm"/>
    </style:style>
    <style:style style:name="gr6" style:family="graphic" style:parent-style-name="standard">
      <style:graphic-properties draw:stroke="none" svg:stroke-color="#000000" draw:fill="none" draw:fill-color="#ffffff" draw:textarea-horizontal-align="left" draw:auto-grow-height="true" draw:auto-grow-width="true" fo:min-height="0.353cm" fo:min-width="2.449cm"/>
    </style:style>
    <style:style style:name="gr7" style:family="graphic" style:parent-style-name="standard">
      <style:graphic-properties draw:stroke="none" svg:stroke-color="#000000" draw:fill="none" draw:fill-color="#ffffff" draw:textarea-horizontal-align="left" draw:auto-grow-height="true" draw:auto-grow-width="true" fo:min-height="0.353cm" fo:min-width="1.424cm"/>
    </style:style>
    <style:style style:name="gr8" style:family="graphic" style:parent-style-name="standard">
      <style:graphic-properties draw:stroke="none" svg:stroke-color="#000000" draw:fill="solid" draw:fill-color="#ffffff" draw:textarea-horizontal-align="left" draw:auto-grow-height="true" draw:auto-grow-width="true" fo:min-height="0.556cm" fo:min-width="3.998cm"/>
    </style:style>
    <style:style style:name="gr9"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035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441cm"/>
    </style:style>
    <style:style style:name="gr12"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13" style:family="graphic" style:parent-style-name="standard">
      <style:graphic-properties draw:stroke="none" svg:stroke-color="#000000" draw:fill="solid" draw:fill-color="#ffffff" draw:textarea-horizontal-align="left" draw:auto-grow-height="true" draw:auto-grow-width="true" fo:min-height="0.509cm" fo:min-width="3.22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94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13pt" style:font-size-asian="18pt" style:font-size-complex="18pt"/>
    </style:style>
    <style:style style:name="P4" style:family="paragraph">
      <loext:graphic-properties draw:fill="none" draw:fill-color="#ffffff"/>
      <style:text-properties fo:font-size="9pt" style:font-size-asian="18pt" style:font-size-complex="18pt"/>
    </style:style>
    <style:style style:name="P5" style:family="paragraph">
      <loext:graphic-properties draw:fill="solid" draw:fill-color="#ffffff"/>
      <style:text-properties fo:font-size="14pt" style:font-size-asian="18pt" style:font-size-complex="18pt"/>
    </style:style>
    <style:style style:name="P6" style:family="paragraph">
      <loext:graphic-properties draw:fill="solid" draw:fill-color="#ffffff"/>
      <style:text-properties fo:font-size="13pt" style:font-size-asian="18pt" style:font-size-complex="18pt"/>
    </style:style>
    <style:style style:name="T1" style:family="text">
      <style:text-properties fo:font-size="13pt" style:font-size-asian="18pt" style:font-size-complex="18pt"/>
    </style:style>
    <style:style style:name="T2" style:family="text">
      <style:text-properties fo:font-size="9pt" style:font-size-asian="18pt" style:font-size-complex="18pt"/>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14cm" svg:y1="1.8cm" svg:x2="15.6cm" svg:y2="1.8cm">
          <text:p text:style-name="P1">SSC</text:p>
          <text:p text:style-name="P1"/>
        </draw:line>
        <draw:line draw:style-name="gr2" draw:text-style-name="P2" draw:layer="layout" svg:x1="14.9cm" svg:y1="13.2cm" svg:x2="14.9cm" svg:y2="1.8cm">
          <text:p/>
        </draw:line>
        <draw:custom-shape draw:style-name="gr3" draw:text-style-name="P3" draw:layer="layout" svg:width="3.3cm" svg:height="1.1cm" svg:x="12.9cm" svg:y="10.3cm">
          <text:p text:style-name="P1"><text:span text:style-name="T1">commPa</text:span><text:span text:style-name="T1">ram</text:span></text:p>
          <draw:enhanced-geometry svg:viewBox="0 0 21600 21600" draw:type="rectangle" draw:enhanced-path="M 0 0 L 21600 0 21600 21600 0 21600 0 0 Z N"/>
        </draw:custom-shape>
        <draw:line draw:style-name="gr1" draw:text-style-name="P2" draw:layer="layout" svg:x1="10.1cm" svg:y1="3cm" svg:x2="11.7cm" svg:y2="3cm">
          <text:p text:style-name="P1">MC</text:p>
          <text:p text:style-name="P1"/>
        </draw:line>
        <draw:line draw:style-name="gr2" draw:text-style-name="P2" draw:layer="layout" svg:x1="10.9cm" svg:y1="13.2cm" svg:x2="10.9cm" svg:y2="3cm">
          <text:p/>
        </draw:line>
        <draw:line draw:style-name="gr4" draw:text-style-name="P2" draw:layer="layout" svg:x1="14.9cm" svg:y1="2.1cm" svg:x2="1.5cm" svg:y2="2.8cm">
          <text:p/>
        </draw:line>
        <draw:frame draw:style-name="gr5" draw:text-style-name="P4" draw:layer="layout" svg:width="3.034cm" svg:height="0.607cm" svg:x="2.366cm" svg:y="1.897cm">
          <draw:text-box>
            <text:p><text:span text:style-name="T2">PTR </text:span><text:span text:style-name="T2">commPar</text:span><text:span text:style-name="T2">am</text:span></text:p>
          </draw:text-box>
        </draw:frame>
        <draw:line draw:style-name="gr4" draw:text-style-name="P2" draw:layer="layout" svg:x1="11cm" svg:y1="4.1cm" svg:x2="15cm" svg:y2="4.7cm">
          <text:p/>
        </draw:line>
        <draw:frame draw:style-name="gr6" draw:text-style-name="P4" draw:layer="layout" svg:width="2.953cm" svg:height="0.607cm" svg:x="11.4cm" svg:y="3.8cm">
          <draw:text-box>
            <text:p><text:span text:style-name="T2">announc</text:span><text:span text:style-name="T2">eModule</text:span></text:p>
          </draw:text-box>
        </draw:frame>
        <draw:line draw:style-name="gr4" draw:text-style-name="P2" draw:layer="layout" svg:x1="14.9cm" svg:y1="5cm" svg:x2="10.9cm" svg:y2="5.6cm">
          <text:p/>
        </draw:line>
        <draw:frame draw:style-name="gr7" draw:text-style-name="P4" draw:layer="layout" svg:width="1.924cm" svg:height="0.607cm" svg:x="11.147cm" svg:y="4.693cm">
          <draw:text-box>
            <text:p><text:span text:style-name="T2">registere</text:span><text:span text:style-name="T2">d</text:span></text:p>
          </draw:text-box>
        </draw:frame>
        <draw:custom-shape draw:style-name="gr3" draw:text-style-name="P3" draw:layer="layout" svg:width="3.3cm" svg:height="1.1cm" svg:x="9.7cm" svg:y="12cm">
          <text:p text:style-name="P1"><text:span text:style-name="T1">modPara</text:span><text:span text:style-name="T1">m</text:span></text:p>
          <draw:enhanced-geometry svg:viewBox="0 0 21600 21600" draw:type="rectangle" draw:enhanced-path="M 0 0 L 21600 0 21600 21600 0 21600 0 0 Z N"/>
        </draw:custom-shape>
        <draw:frame draw:style-name="gr8" draw:text-style-name="P5" draw:layer="layout" svg:width="4.498cm" svg:height="0.806cm" svg:x="9cm" svg:y="5.7cm">
          <draw:text-box>
            <text:p><text:span text:style-name="T3">modu</text:span><text:span text:style-name="T3">le </text:span><text:span text:style-name="T3">„attac</text:span><text:span text:style-name="T3">hed“</text:span></text:p>
          </draw:text-box>
        </draw:frame>
        <draw:line draw:style-name="gr1" draw:text-style-name="P2" draw:layer="layout" svg:x1="0.6cm" svg:y1="2.2cm" svg:x2="2.2cm" svg:y2="2.2cm">
          <text:p text:style-name="P1">User</text:p>
          <text:p text:style-name="P1"/>
        </draw:line>
        <draw:line draw:style-name="gr2" draw:text-style-name="P2" draw:layer="layout" svg:x1="1.4cm" svg:y1="13.1cm" svg:x2="1.4cm" svg:y2="2.2cm">
          <text:p/>
        </draw:line>
        <draw:line draw:style-name="gr4" draw:text-style-name="P2" draw:layer="layout" svg:x1="10.9cm" svg:y1="6.6cm" svg:x2="1.5cm" svg:y2="8.1cm">
          <text:p/>
        </draw:line>
        <draw:frame draw:style-name="gr9" draw:text-style-name="P4" draw:layer="layout" svg:width="2.784cm" svg:height="0.607cm" svg:x="2.7cm" svg:y="6.8cm">
          <draw:text-box>
            <text:p><text:span text:style-name="T2">PTR </text:span><text:span text:style-name="T2">modPara</text:span><text:span text:style-name="T2">m</text:span></text:p>
          </draw:text-box>
        </draw:frame>
        <draw:line draw:style-name="gr1" draw:text-style-name="P2" draw:layer="layout" svg:x1="5.6cm" svg:y1="8.6cm" svg:x2="7.2cm" svg:y2="8.6cm">
          <text:p text:style-name="P1">MOB</text:p>
          <text:p text:style-name="P1"/>
        </draw:line>
        <draw:line draw:style-name="gr2" draw:text-style-name="P2" draw:layer="layout" svg:x1="6.5cm" svg:y1="13.2cm" svg:x2="6.5cm" svg:y2="8.7cm">
          <text:p/>
        </draw:line>
        <draw:line draw:style-name="gr4" draw:text-style-name="P2" draw:layer="layout" svg:x1="1.5cm" svg:y1="8.9cm" svg:x2="6.6cm" svg:y2="9.4cm">
          <text:p/>
        </draw:line>
        <draw:frame draw:style-name="gr9" draw:text-style-name="P4" draw:layer="layout" svg:width="2.784cm" svg:height="0.607cm" svg:x="2.2cm" svg:y="8.4cm">
          <draw:text-box>
            <text:p><text:span text:style-name="T2">PTR </text:span><text:span text:style-name="T2">modPara</text:span><text:span text:style-name="T2">m</text:span></text:p>
          </draw:text-box>
        </draw:frame>
        <draw:line draw:style-name="gr4" draw:text-style-name="P2" draw:layer="layout" svg:x1="6.7cm" svg:y1="10.8cm" svg:x2="13cm" svg:y2="10.8cm">
          <text:p/>
        </draw:line>
        <draw:frame draw:style-name="gr10" draw:text-style-name="P4" draw:layer="layout" svg:width="1.535cm" svg:height="0.607cm" svg:x="9.165cm" svg:y="10.193cm">
          <draw:text-box>
            <text:p><text:span text:style-name="T2">Access</text:span></text:p>
          </draw:text-box>
        </draw:frame>
        <draw:line draw:style-name="gr4" draw:text-style-name="P2" draw:layer="layout" svg:x1="12.9cm" svg:y1="11cm" svg:x2="6.5cm" svg:y2="11cm">
          <text:p/>
        </draw:line>
        <draw:frame draw:style-name="gr11" draw:text-style-name="P4" draw:layer="layout" svg:width="1.941cm" svg:height="0.607cm" svg:x="8.1cm" svg:y="10.993cm">
          <draw:text-box>
            <text:p><text:span text:style-name="T2">Broadcas</text:span><text:span text:style-name="T2">t</text:span></text:p>
          </draw:text-box>
        </draw:frame>
        <draw:frame draw:style-name="gr12" draw:text-style-name="P6" draw:layer="layout" svg:width="3.855cm" svg:height="0.763cm" svg:x="5cm" svg:y="9.8cm">
          <draw:text-box>
            <text:p><text:span text:style-name="T1">MOB </text:span><text:span text:style-name="T1">„initiali</text:span><text:span text:style-name="T1">zed“</text:span></text:p>
          </draw:text-box>
        </draw:frame>
        <draw:line draw:style-name="gr4" draw:text-style-name="P2" draw:layer="layout" svg:x1="6.5cm" svg:y1="12.5cm" svg:x2="9.8cm" svg:y2="12.5cm">
          <text:p/>
        </draw:line>
        <draw:frame draw:style-name="gr10" draw:text-style-name="P4" draw:layer="layout" svg:width="1.535cm" svg:height="0.607cm" svg:x="6.965cm" svg:y="11.9cm">
          <draw:text-box>
            <text:p><text:span text:style-name="T2">Access</text:span></text:p>
          </draw:text-box>
        </draw:frame>
        <draw:line draw:style-name="gr4" draw:text-style-name="P2" draw:layer="layout" svg:x1="9.6cm" svg:y1="12.7cm" svg:x2="6.5cm" svg:y2="12.7cm">
          <text:p/>
        </draw:line>
        <draw:frame draw:style-name="gr11" draw:text-style-name="P4" draw:layer="layout" svg:width="1.941cm" svg:height="0.607cm" svg:x="7.659cm" svg:y="12.7cm">
          <draw:text-box>
            <text:p><text:span text:style-name="T2">Broadcas</text:span><text:span text:style-name="T2">t</text:span></text:p>
          </draw:text-box>
        </draw:frame>
        <draw:frame draw:style-name="gr13" draw:text-style-name="P6" draw:layer="layout" svg:width="3.728cm" svg:height="0.763cm" svg:x="4.5cm" svg:y="11.337cm">
          <draw:text-box>
            <text:p><text:span text:style-name="T1">MOB </text:span><text:span text:style-name="T1">„attach</text:span><text:span text:style-name="T1">ed“</text:span></text:p>
          </draw:text-box>
        </draw:frame>
        <draw:line draw:style-name="gr4" draw:text-style-name="P2" draw:layer="layout" svg:x1="10.9cm" svg:y1="6.9cm" svg:x2="14.9cm" svg:y2="6.9cm">
          <text:p/>
        </draw:line>
        <draw:line draw:style-name="gr4" draw:text-style-name="P2" draw:layer="layout" svg:x1="14.9cm" svg:y1="7.5cm" svg:x2="10.9cm" svg:y2="7.5cm">
          <text:p/>
        </draw:line>
        <draw:line draw:style-name="gr4" draw:text-style-name="P2" draw:layer="layout" svg:x1="14.9cm" svg:y1="8.2cm" svg:x2="10.9cm" svg:y2="8.2cm">
          <text:p/>
        </draw:line>
        <draw:frame draw:style-name="gr10" draw:text-style-name="P4" draw:layer="layout" svg:width="1.535cm" svg:height="0.607cm" svg:x="11.6cm" svg:y="6.393cm">
          <draw:text-box>
            <text:p><text:span text:style-name="T2">Access</text:span></text:p>
          </draw:text-box>
        </draw:frame>
        <draw:frame draw:style-name="gr11" draw:text-style-name="P4" draw:layer="layout" svg:width="1.941cm" svg:height="0.607cm" svg:x="11.6cm" svg:y="7cm">
          <draw:text-box>
            <text:p><text:span text:style-name="T2">Broadcas</text:span><text:span text:style-name="T2">t</text:span></text:p>
          </draw:text-box>
        </draw:frame>
        <draw:frame draw:style-name="gr14" draw:text-style-name="P4" draw:layer="layout" svg:width="2.441cm" svg:height="0.607cm" svg:x="11.5cm" svg:y="7.693cm">
          <draw:text-box>
            <text:p><text:span text:style-name="T2">Direct </text:span><text:span text:style-name="T2">Access</text:span></text:p>
          </draw:text-box>
        </draw:frame>
        <draw:line draw:style-name="gr4" draw:text-style-name="P2" draw:layer="layout" svg:x1="1.5cm" svg:y1="3.2cm" svg:x2="10.9cm" svg:y2="3.6cm">
          <text:p/>
        </draw:line>
        <draw:frame draw:style-name="gr5" draw:text-style-name="P4" draw:layer="layout" svg:width="3.034cm" svg:height="0.607cm" svg:x="6.866cm" svg:y="2.8cm">
          <draw:text-box>
            <text:p><text:span text:style-name="T2">PTR </text:span><text:span text:style-name="T2">commPar</text:span><text:span text:style-name="T2">am</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009900" draw:textarea-horizontal-align="left" draw:textarea-vertical-align="top" draw:auto-grow-height="false" fo:min-height="5.151cm" fo:min-width="9.1cm"/>
    </style:style>
    <style:style style:name="gr2" style:family="graphic" style:parent-style-name="standard">
      <style:graphic-properties draw:textarea-horizontal-align="left" draw:textarea-vertical-align="top" draw:auto-grow-height="false"/>
    </style:style>
    <style:style style:name="gr3" style:family="graphic" style:parent-style-name="standard">
      <style:graphic-properties draw:textarea-horizontal-align="left" draw:textarea-vertical-align="top" draw:auto-grow-height="false" fo:min-height="2.95cm" fo:min-width="8.5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cc9900"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cc9900"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P7" style:family="paragraph">
      <style:text-properties fo:font-size="15pt" style:font-size-asian="13pt" style:font-size-complex="13pt"/>
    </style:style>
    <style:style style:name="T1" style:family="text">
      <style:text-properties fo:font-size="13pt" style:font-size-asian="13pt" style:font-size-complex="13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2pt" style:font-size-asian="12pt" style:font-size-complex="12pt"/>
    </style:style>
    <style:style style:name="T4" style:family="text">
      <style:text-properties fo:font-size="9pt" style:font-size-asian="9pt" style:font-size-complex="9pt"/>
    </style:style>
    <style:style style:name="T5" style:family="text">
      <style:text-properties fo:font-size="15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9.6cm" svg:height="5.401cm" svg:x="0.299cm" svg:y="1.499cm">
          <text:p text:style-name="P1"><text:span text:style-name="T1">MIDAS Objects (by programmers)</text:span></text:p>
          <draw:enhanced-geometry svg:viewBox="0 0 21600 21600" draw:type="rectangle" draw:enhanced-path="M 0 0 L 21600 0 21600 21600 0 21600 0 0 Z N"/>
        </draw:custom-shape>
        <draw:custom-shape draw:style-name="gr2" draw:text-style-name="P3" draw:layer="layout" svg:width="14.8cm" svg:height="2.3cm" svg:x="0.299cm" svg:y="7.199cm">
          <text:p text:style-name="P1"><text:span text:style-name="T2">SmsBase</text:span></text:p>
          <draw:enhanced-geometry svg:viewBox="0 0 21600 21600" draw:type="rectangle" draw:enhanced-path="M 0 0 L 21600 0 21600 21600 0 21600 0 0 Z N"/>
        </draw:custom-shape>
        <draw:custom-shape draw:style-name="gr2" draw:text-style-name="P3" draw:layer="layout" svg:width="4.9cm" svg:height="5.4cm" svg:x="10.199cm" svg:y="1.499cm">
          <text:p text:style-name="P1"><text:span text:style-name="T2">SmsFramework</text:span></text:p>
          <draw:enhanced-geometry svg:viewBox="0 0 21600 21600" draw:type="rectangle" draw:enhanced-path="M 0 0 L 21600 0 21600 21600 0 21600 0 0 Z N"/>
        </draw:custom-shape>
        <draw:custom-shape draw:style-name="gr3" draw:text-style-name="P3" draw:layer="layout" svg:width="9cm" svg:height="3.2cm" svg:x="0.6cm" svg:y="3.5cm">
          <text:p text:style-name="P1"><text:span text:style-name="T2">MidasBase</text:span></text:p>
          <draw:enhanced-geometry svg:viewBox="0 0 21600 21600" draw:type="rectangle" draw:enhanced-path="M 0 0 L 21600 0 21600 21600 0 21600 0 0 Z N"/>
        </draw:custom-shape>
        <draw:line draw:style-name="gr4" draw:text-style-name="P1" draw:layer="layout" svg:x1="5.199cm" svg:y1="4.399cm" svg:x2="5.2cm" svg:y2="2.5cm">
          <text:p/>
        </draw:line>
        <draw:frame draw:style-name="gr5" draw:text-style-name="P4" draw:layer="layout" svg:width="1.59cm" svg:height="0.759cm" svg:x="5.4cm" svg:y="2.1cm">
          <draw:text-box>
            <text:p><text:span text:style-name="T1">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1">uiObj</text:span></text:p>
          </draw:text-box>
        </draw:frame>
        <draw:line draw:style-name="gr4" draw:text-style-name="P1" draw:layer="layout" svg:x1="10.757cm" svg:y1="1.749cm" svg:x2="10.757cm" svg:y2="0.349cm">
          <text:p/>
        </draw:line>
        <draw:frame draw:style-name="gr7" draw:text-style-name="P4" draw:layer="layout" svg:width="1.742cm" svg:height="0.759cm" svg:x="10.825cm" svg:y="0.362cm">
          <draw:text-box>
            <text:p><text:span text:style-name="T1">uiMod</text:span></text:p>
          </draw:text-box>
        </draw:frame>
        <draw:line draw:style-name="gr4" draw:text-style-name="P1" draw:layer="layout" svg:x1="13.083cm" svg:y1="1.774cm" svg:x2="13.083cm" svg:y2="0.374cm">
          <text:p/>
        </draw:line>
        <draw:custom-shape draw:style-name="gr8" draw:text-style-name="P2" draw:layer="layout" svg:width="14.8cm" svg:height="2.3cm" svg:x="0.299cm" svg:y="-2.001cm">
          <text:p text:style-name="P1"><text:span text:style-name="T1">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0.2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4.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499cm" svg:y1="-0.401cm" svg:x2="6.499cm" svg:y2="-0.401cm">
          <text:p/>
        </draw:line>
        <draw:frame draw:style-name="gr10" draw:text-style-name="P6" draw:layer="layout" svg:width="1.704cm" svg:height="0.603cm" svg:x="6.295cm" svg:y="-0.608cm">
          <draw:text-box>
            <text:p><text:span text:style-name="T4">uiObj</text:span></text:p>
          </draw:text-box>
        </draw:frame>
        <draw:line draw:style-name="gr4" draw:text-style-name="P1" draw:layer="layout" svg:x1="10.999cm" svg:y1="-0.401cm" svg:x2="11.999cm" svg:y2="-0.401cm">
          <text:p/>
        </draw:line>
        <draw:frame draw:style-name="gr11" draw:text-style-name="P6" draw:layer="layout" svg:width="1.882cm" svg:height="0.603cm" svg:x="11.699cm" svg:y="-0.601cm">
          <draw:text-box>
            <text:p><text:span text:style-name="T4">uiModule</text:span></text:p>
          </draw:text-box>
        </draw:frame>
        <draw:frame draw:style-name="gr12" draw:text-style-name="P4" draw:layer="layout" svg:width="2.331cm" svg:height="0.759cm" svg:x="13.125cm" svg:y="0.363cm">
          <draw:text-box>
            <text:p><text:span text:style-name="T1">uiControl</text:span></text:p>
          </draw:text-box>
        </draw:frame>
        <draw:line draw:style-name="gr4" draw:text-style-name="P1" draw:layer="layout" svg:x1="10.7cm" svg:y1="4cm" svg:x2="9.1cm" svg:y2="4cm">
          <text:p/>
        </draw:line>
        <draw:line draw:style-name="gr4" draw:text-style-name="P1" draw:layer="layout" svg:x1="11.9cm" svg:y1="5.1cm" svg:x2="9.125cm" svg:y2="5.1cm">
          <text:p/>
        </draw:line>
        <draw:line draw:style-name="gr4" draw:text-style-name="P1" draw:layer="layout" svg:x1="13.2cm" svg:y1="6.3cm" svg:x2="9.15cm" svg:y2="6.3cm">
          <text:p/>
        </draw:line>
        <draw:frame draw:style-name="gr5" draw:text-style-name="P4" draw:layer="layout" svg:width="1.742cm" svg:height="0.759cm" svg:x="7.3cm" svg:y="3.7cm">
          <draw:text-box>
            <text:p><text:span text:style-name="T1">eiMod</text:span></text:p>
          </draw:text-box>
        </draw:frame>
        <draw:frame draw:style-name="gr5" draw:text-style-name="P4" draw:layer="layout" svg:width="2.331cm" svg:height="0.759cm" svg:x="6.784cm" svg:y="4.643cm">
          <draw:text-box>
            <text:p><text:span text:style-name="T1">eiControl</text:span></text:p>
          </draw:text-box>
        </draw:frame>
        <draw:frame draw:style-name="gr5" draw:text-style-name="P4" draw:layer="layout" svg:width="1.772cm" svg:height="0.759cm" svg:x="7.128cm" svg:y="5.737cm">
          <draw:text-box>
            <text:p><text:span text:style-name="T1">eiDisp</text:span></text:p>
          </draw:text-box>
        </draw:frame>
        <draw:frame draw:style-name="gr5" draw:text-style-name="P7" draw:layer="layout" svg:width="1.59cm" svg:height="0.839cm" svg:x="10.7cm" svg:y="3.6cm">
          <draw:text-box>
            <text:p><text:span text:style-name="T5">MC</text:span></text:p>
          </draw:text-box>
        </draw:frame>
        <draw:frame draw:style-name="gr5" draw:text-style-name="P7" draw:layer="layout" svg:width="1.59cm" svg:height="0.839cm" svg:x="11.91cm" svg:y="4.7cm">
          <draw:text-box>
            <text:p><text:span text:style-name="T5">SSC</text:span></text:p>
          </draw:text-box>
        </draw:frame>
        <draw:frame draw:style-name="gr5" draw:text-style-name="P7" draw:layer="layout" svg:width="1.734cm" svg:height="0.839cm" svg:x="13.2cm" svg:y="5.861cm">
          <draw:text-box>
            <text:p><text:span text:style-name="T5">DISP</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fo:min-height="3.85cm" fo:min-width="7.4cm"/>
    </style:style>
    <style:style style:name="gr2" style:family="graphic" style:parent-style-name="standard">
      <style:graphic-properties draw:fill-color="#66cc00" draw:textarea-horizontal-align="justify" draw:textarea-vertical-align="middle" draw:auto-grow-height="false" fo:min-height="1.75cm" fo:min-width="5.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1.772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P1" style:family="paragraph">
      <style:paragraph-properties fo:text-align="center"/>
    </style:style>
    <style:style style:name="P2" style:family="paragraph">
      <loext:graphic-properties draw:fill-color="#66cc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9cm" svg:height="4.1cm" svg:x="3.9cm" svg:y="0.5cm">
          <text:p text:style-name="P1">MIDAS Object</text:p>
          <draw:enhanced-geometry svg:viewBox="0 0 21600 21600" draw:type="rectangle" draw:enhanced-path="M 0 0 L 21600 0 21600 21600 0 21600 0 0 Z N"/>
        </draw:custom-shape>
        <draw:custom-shape draw:style-name="gr2" draw:text-style-name="P2" draw:layer="layout" svg:width="6.3cm" svg:height="2cm" svg:x="4.7cm" svg:y="1.9cm">
          <text:p text:style-name="P1">&lt;Script&gt; = SELF</text:p>
          <draw:enhanced-geometry svg:viewBox="0 0 21600 21600" draw:type="rectangle" draw:enhanced-path="M 0 0 L 21600 0 21600 21600 0 21600 0 0 Z N"/>
        </draw:custom-shape>
        <draw:line draw:style-name="gr3" draw:text-style-name="P3" draw:layer="layout" svg:x1="4.7cm" svg:y1="2.4cm" svg:x2="0cm" svg:y2="2.4cm">
          <text:p/>
        </draw:line>
        <draw:frame draw:style-name="gr4" draw:text-style-name="P4" draw:layer="layout" svg:width="2.272cm" svg:height="1.039cm" svg:x="0.7cm" svg:y="1.2cm">
          <draw:text-box>
            <text:p><text:span text:style-name="T1">„</text:span><text:span text:style-name="T1">initialized“,</text:span></text:p>
            <text:p><text:span text:style-name="T1">„</text:span><text:span text:style-name="T1">attached“</text:span></text:p>
          </draw:text-box>
        </draw:frame>
        <draw:frame draw:style-name="gr5" draw:text-style-name="P4" draw:layer="layout" svg:width="2.28cm" svg:height="0.645cm" svg:x="12.02cm" svg:y="1.655cm">
          <draw:text-box>
            <text:p><text:span text:style-name="T1">„</text:span><text:span text:style-name="T1">announce“</text:span></text:p>
          </draw:text-box>
        </draw:frame>
        <draw:line draw:style-name="gr3" draw:text-style-name="P3" draw:layer="layout" svg:x1="11cm" svg:y1="2.4cm" svg:x2="14.7cm" svg:y2="2.4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57cm" fo:min-width="2.534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78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157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3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335cm"/>
    </style:style>
    <style:style style:name="P1" style:family="paragraph">
      <loext:graphic-properties draw:fill="none" draw:fill-color="#ffffff"/>
      <style:text-properties fo:font-size="9pt" style:font-size-asian="18pt" style:font-size-complex="18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3.034cm" svg:height="0.607cm" svg:x="5.3cm" svg:y="2.997cm">
          <draw:text-box>
            <text:p><text:span text:style-name="T1">PTR commParam</text:span></text:p>
          </draw:text-box>
        </draw:frame>
        <draw:line draw:style-name="gr2" draw:text-style-name="P3" draw:layer="layout" svg:x1="3.9cm" svg:y1="2.8cm" svg:x2="5.5cm" svg:y2="2.8cm">
          <text:p text:style-name="P2">MOB</text:p>
          <text:p text:style-name="P2"/>
        </draw:line>
        <draw:line draw:style-name="gr3" draw:text-style-name="P3" draw:layer="layout" svg:x1="4.6cm" svg:y1="12.2cm" svg:x2="4.7cm" svg:y2="2.8cm">
          <text:p/>
        </draw:line>
        <draw:line draw:style-name="gr2" draw:text-style-name="P3" draw:layer="layout" svg:x1="7.75cm" svg:y1="2.798cm" svg:x2="9.35cm" svg:y2="2.798cm">
          <text:p text:style-name="P2">MIB</text:p>
          <text:p text:style-name="P2"/>
        </draw:line>
        <draw:line draw:style-name="gr3" draw:text-style-name="P3" draw:layer="layout" svg:x1="8.5cm" svg:y1="12.2cm" svg:x2="8.55cm" svg:y2="2.798cm">
          <text:p/>
        </draw:line>
        <draw:line draw:style-name="gr2" draw:text-style-name="P3" draw:layer="layout" svg:x1="12.15cm" svg:y1="1.998cm" svg:x2="13.75cm" svg:y2="1.998cm">
          <text:p text:style-name="P2">SSC</text:p>
          <text:p text:style-name="P2"/>
        </draw:line>
        <draw:line draw:style-name="gr3" draw:text-style-name="P3" draw:layer="layout" svg:x1="12.9cm" svg:y1="12.1cm" svg:x2="13cm" svg:y2="2cm">
          <text:p/>
        </draw:line>
        <draw:line draw:style-name="gr4" draw:text-style-name="P3" draw:layer="layout" svg:x1="0.4cm" svg:y1="2.8cm" svg:x2="8.6cm" svg:y2="3.9cm">
          <text:p/>
        </draw:line>
        <draw:frame draw:style-name="gr5" draw:text-style-name="P4" draw:layer="layout" svg:width="4.287cm" svg:height="0.645cm" svg:x="6.413cm" svg:y="4.2cm">
          <draw:text-box>
            <text:p><text:span text:style-name="T2">Trigger „(re-)initialization</text:span></text:p>
          </draw:text-box>
        </draw:frame>
        <draw:line draw:style-name="gr4" draw:text-style-name="P3" draw:layer="layout" svg:x1="8.5cm" svg:y1="5.3cm" svg:x2="4.7cm" svg:y2="5.7cm">
          <text:p/>
        </draw:line>
        <draw:frame draw:style-name="gr6" draw:text-style-name="P1" draw:layer="layout" svg:width="2.598cm" svg:height="0.607cm" svg:x="4.6cm" svg:y="4.9cm">
          <draw:text-box>
            <text:p><text:span text:style-name="T1">startProcedure</text:span></text:p>
          </draw:text-box>
        </draw:frame>
        <draw:line draw:style-name="gr4" draw:text-style-name="P3" draw:layer="layout" svg:x1="4.7cm" svg:y1="6.1cm" svg:x2="13cm" svg:y2="6.3cm">
          <text:p/>
        </draw:line>
        <draw:frame draw:style-name="gr7" draw:text-style-name="P1" draw:layer="layout" svg:width="2.83cm" svg:height="0.607cm" svg:x="10.002cm" svg:y="5.597cm">
          <draw:text-box>
            <text:p><text:span text:style-name="T1">announceObject</text:span></text:p>
          </draw:text-box>
        </draw:frame>
        <draw:line draw:style-name="gr4" draw:text-style-name="P3" draw:layer="layout" svg:x1="12.9cm" svg:y1="6.6cm" svg:x2="4.7cm" svg:y2="7cm">
          <text:p/>
        </draw:line>
        <draw:frame draw:style-name="gr8" draw:text-style-name="P1" draw:layer="layout" svg:width="2.974cm" svg:height="0.607cm" svg:x="4.77cm" svg:y="6.3cm">
          <draw:text-box>
            <text:p><text:span text:style-name="T1">objectAnnounced</text:span></text:p>
          </draw:text-box>
        </draw:frame>
        <draw:line draw:style-name="gr4" draw:text-style-name="P3" draw:layer="layout" svg:x1="4.643cm" svg:y1="7.493cm" svg:x2="8.643cm" svg:y2="7.993cm">
          <text:p/>
        </draw:line>
        <draw:frame draw:style-name="gr9" draw:text-style-name="P1" draw:layer="layout" svg:width="3.152cm" svg:height="0.607cm" svg:x="5.343cm" svg:y="7.29cm">
          <draw:text-box>
            <text:p><text:span text:style-name="T1">procedureFinished</text:span></text:p>
          </draw:text-box>
        </draw:frame>
        <draw:frame draw:style-name="gr10" draw:text-style-name="P4" draw:layer="layout" svg:width="2.657cm" svg:height="0.645cm" svg:x="7.243cm" svg:y="8.393cm">
          <draw:text-box>
            <text:p><text:span text:style-name="T2">MIB initialized</text:span></text:p>
          </draw:text-box>
        </draw:frame>
        <draw:line draw:style-name="gr4" draw:text-style-name="P3" draw:layer="layout" svg:x1="8.6cm" svg:y1="9.1cm" svg:x2="4.7cm" svg:y2="9.5cm">
          <text:p/>
        </draw:line>
        <draw:frame draw:style-name="gr11" draw:text-style-name="P1" draw:layer="layout" svg:width="1.823cm" svg:height="0.607cm" svg:x="4.743cm" svg:y="8.893cm">
          <draw:text-box>
            <text:p><text:span text:style-name="T1">initialized</text:span></text:p>
          </draw:text-box>
        </draw:frame>
        <draw:frame draw:style-name="gr12" draw:text-style-name="P4" draw:layer="layout" svg:width="2.835cm" svg:height="0.645cm" svg:x="3.352cm" svg:y="9.7cm">
          <draw:text-box>
            <text:p><text:span text:style-name="T2">MOB initialized</text:span></text:p>
          </draw:text-box>
        </draw:frame>
        <draw:line draw:style-name="gr4" draw:text-style-name="P3" draw:layer="layout" svg:x1="4.6cm" svg:y1="10.7cm" svg:x2="0.5cm" svg:y2="11.1cm">
          <text:p/>
        </draw:line>
        <draw:frame draw:style-name="gr11" draw:text-style-name="P1" draw:layer="layout" svg:width="1.823cm" svg:height="0.607cm" svg:x="0.881cm" svg:y="10.297cm">
          <draw:text-box>
            <text:p><text:span text:style-name="T1">initialized</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61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068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246cm"/>
    </style:style>
    <style:style style:name="gr13" style:family="graphic" style:parent-style-name="standard">
      <style:graphic-properties draw:stroke="dash" draw:stroke-dash="Ultrafine_20_Dashed" svg:stroke-color="#000000" draw:fill="solid" draw:fill-color="#ffffff" draw:textarea-horizontal-align="left" draw:auto-grow-height="true" draw:auto-grow-width="false" fo:min-height="0.395cm" fo:min-width="8cm"/>
    </style:style>
    <style:style style:name="P1" style:family="paragraph">
      <loext:graphic-properties draw:fill="none"/>
      <style:paragraph-properties fo:text-align="center"/>
    </style:style>
    <style:style style:name="P2" style:family="paragraph">
      <loext:graphic-properties draw:fill="none" draw:fill-color="#ffffff"/>
      <style:text-properties fo:font-size="9pt" style:font-size-asian="18pt" style:font-size-complex="18pt"/>
    </style:style>
    <style:style style:name="P3" style:family="paragraph">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7cm" svg:y1="4.2cm" svg:x2="10.749cm" svg:y2="0.822cm">
          <text:p/>
        </draw:line>
        <draw:frame draw:style-name="gr2" draw:text-style-name="P2" draw:layer="layout" svg:width="2.784cm" svg:height="0.607cm" svg:x="5.299cm" svg:y="1.822cm">
          <draw:text-box>
            <text:p><text:span text:style-name="T1">PTR modParam</text:span></text:p>
          </draw:text-box>
        </draw:frame>
        <draw:line draw:style-name="gr3" draw:text-style-name="P1" draw:layer="layout" svg:x1="3.899cm" svg:y1="1.625cm" svg:x2="5.499cm" svg:y2="1.625cm">
          <text:p text:style-name="P3">MOB</text:p>
          <text:p text:style-name="P3"/>
        </draw:line>
        <draw:line draw:style-name="gr1" draw:text-style-name="P1" draw:layer="layout" svg:x1="4.599cm" svg:y1="11.025cm" svg:x2="4.699cm" svg:y2="1.625cm">
          <text:p/>
        </draw:line>
        <draw:line draw:style-name="gr3" draw:text-style-name="P1" draw:layer="layout" svg:x1="7.749cm" svg:y1="1.623cm" svg:x2="9.349cm" svg:y2="1.623cm">
          <text:p text:style-name="P3">MIB</text:p>
          <text:p text:style-name="P3"/>
        </draw:line>
        <draw:line draw:style-name="gr1" draw:text-style-name="P1" draw:layer="layout" svg:x1="8.499cm" svg:y1="11.025cm" svg:x2="8.549cm" svg:y2="1.623cm">
          <text:p/>
        </draw:line>
        <draw:line draw:style-name="gr3" draw:text-style-name="P1" draw:layer="layout" svg:x1="12.149cm" svg:y1="0.823cm" svg:x2="13.749cm" svg:y2="0.823cm">
          <text:p text:style-name="P3">MC</text:p>
          <text:p text:style-name="P3"/>
        </draw:line>
        <draw:line draw:style-name="gr1" draw:text-style-name="P1" draw:layer="layout" svg:x1="12.899cm" svg:y1="10.925cm" svg:x2="12.999cm" svg:y2="0.825cm">
          <text:p/>
        </draw:line>
        <draw:line draw:style-name="gr4" draw:text-style-name="P1" draw:layer="layout" svg:x1="0.399cm" svg:y1="1.625cm" svg:x2="8.599cm" svg:y2="2.725cm">
          <text:p/>
        </draw:line>
        <draw:frame draw:style-name="gr5" draw:text-style-name="P4" draw:layer="layout" svg:width="4.117cm" svg:height="0.645cm" svg:x="6.4cm" svg:y="4.36cm">
          <draw:text-box>
            <text:p><text:span text:style-name="T2">Trigger (re-)attachment</text:span></text:p>
          </draw:text-box>
        </draw:frame>
        <draw:line draw:style-name="gr4" draw:text-style-name="P1" draw:layer="layout" svg:x1="8.499cm" svg:y1="5.225cm" svg:x2="4.699cm" svg:y2="5.625cm">
          <text:p/>
        </draw:line>
        <draw:frame draw:style-name="gr6" draw:text-style-name="P2" draw:layer="layout" svg:width="2.598cm" svg:height="0.607cm" svg:x="4.599cm" svg:y="4.825cm">
          <draw:text-box>
            <text:p><text:span text:style-name="T1">startProcedure</text:span></text:p>
          </draw:text-box>
        </draw:frame>
        <draw:line draw:style-name="gr4" draw:text-style-name="P1" draw:layer="layout" svg:x1="4.7cm" svg:y1="6cm" svg:x2="13cm" svg:y2="6.2cm">
          <text:p/>
        </draw:line>
        <draw:frame draw:style-name="gr7" draw:text-style-name="P2" draw:layer="layout" svg:width="2.83cm" svg:height="0.607cm" svg:x="9.6cm" svg:y="5.393cm">
          <draw:text-box>
            <text:p><text:span text:style-name="T1">announceObject</text:span></text:p>
          </draw:text-box>
        </draw:frame>
        <draw:line draw:style-name="gr4" draw:text-style-name="P1" draw:layer="layout" svg:x1="12.9cm" svg:y1="6.5cm" svg:x2="4.7cm" svg:y2="6.9cm">
          <text:p/>
        </draw:line>
        <draw:frame draw:style-name="gr8" draw:text-style-name="P2" draw:layer="layout" svg:width="2.974cm" svg:height="0.607cm" svg:x="4.77cm" svg:y="6.2cm">
          <draw:text-box>
            <text:p><text:span text:style-name="T1">objectAnnounced</text:span></text:p>
          </draw:text-box>
        </draw:frame>
        <draw:line draw:style-name="gr4" draw:text-style-name="P1" draw:layer="layout" svg:x1="4.5cm" svg:y1="7.203cm" svg:x2="8.5cm" svg:y2="7.703cm">
          <text:p/>
        </draw:line>
        <draw:frame draw:style-name="gr9" draw:text-style-name="P2" draw:layer="layout" svg:width="3.152cm" svg:height="0.607cm" svg:x="5.2cm" svg:y="7cm">
          <draw:text-box>
            <text:p><text:span text:style-name="T1">procedureFinished</text:span></text:p>
          </draw:text-box>
        </draw:frame>
        <draw:frame draw:style-name="gr10" draw:text-style-name="P4" draw:layer="layout" svg:width="2.568cm" svg:height="0.645cm" svg:x="7.1cm" svg:y="8.103cm">
          <draw:text-box>
            <text:p><text:span text:style-name="T2">MIB attached</text:span></text:p>
          </draw:text-box>
        </draw:frame>
        <draw:line draw:style-name="gr4" draw:text-style-name="P1" draw:layer="layout" svg:x1="8.5cm" svg:y1="9.003cm" svg:x2="4.6cm" svg:y2="9.403cm">
          <text:p/>
        </draw:line>
        <draw:frame draw:style-name="gr11" draw:text-style-name="P2" draw:layer="layout" svg:width="1.73cm" svg:height="0.607cm" svg:x="4.6cm" svg:y="8.603cm">
          <draw:text-box>
            <text:p><text:span text:style-name="T1">attached</text:span></text:p>
          </draw:text-box>
        </draw:frame>
        <draw:frame draw:style-name="gr12" draw:text-style-name="P4" draw:layer="layout" svg:width="2.746cm" svg:height="0.645cm" svg:x="3.351cm" svg:y="9.625cm">
          <draw:text-box>
            <text:p><text:span text:style-name="T2">MOB attached</text:span></text:p>
          </draw:text-box>
        </draw:frame>
        <draw:line draw:style-name="gr4" draw:text-style-name="P1" draw:layer="layout" svg:x1="4.599cm" svg:y1="10.625cm" svg:x2="0.499cm" svg:y2="11.025cm">
          <text:p/>
        </draw:line>
        <draw:frame draw:style-name="gr11" draw:text-style-name="P2" draw:layer="layout" svg:width="1.73cm" svg:height="0.607cm" svg:x="0.88cm" svg:y="10.222cm">
          <draw:text-box>
            <text:p><text:span text:style-name="T1">attached</text:span></text:p>
          </draw:text-box>
        </draw:frame>
        <draw:frame draw:style-name="gr13" draw:text-style-name="P4" draw:layer="layout" svg:width="9.5cm" svg:height="0.645cm" svg:x="2.3cm" svg:y="3.06cm">
          <draw:text-box>
            <text:p><text:span text:style-name="T2">Perform „(re-)initialization</text:span></text:p>
          </draw:text-box>
        </draw:frame>
        <draw:line draw:style-name="gr3" draw:text-style-name="P1" draw:layer="layout" svg:x1="9.899cm" svg:y1="0.82cm" svg:x2="11.499cm" svg:y2="0.82cm">
          <text:p text:style-name="P3">SSC</text:p>
          <text:p text:style-name="P3"/>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5" style:family="graphic" style:parent-style-name="standard">
      <style:graphic-properties draw:stroke="none" svg:stroke-color="#000000" draw:fill="solid" draw:fill-color="#ffffff" draw:textarea-horizontal-align="left" draw:auto-grow-height="true" draw:auto-grow-width="false" fo:min-height="0.65cm" fo:min-width="0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false" fo:min-height="0.65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text-properties fo:font-size="11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fo:background-color="transparent" style:font-size-asian="18pt" style:font-size-complex="18pt"/>
    </style:style>
    <style:style style:name="P6" style:family="paragraph">
      <loext:graphic-properties draw:fill="solid" draw:fill-color="#ffffff"/>
      <style:text-properties fo:color="#ff0000" fo:font-size="13pt" fo:font-weight="bold" fo:background-color="transparen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4.376cm" svg:y1="1cm" svg:x2="4.4cm" svg:y2="8.686cm">
          <text:p/>
        </draw:line>
        <draw:line draw:style-name="gr2" draw:text-style-name="P1" draw:layer="layout" svg:x1="3.476cm" svg:y1="1cm" svg:x2="5.176cm" svg:y2="1cm">
          <text:p text:style-name="P2">User</text:p>
          <text:p text:style-name="P2"/>
        </draw:line>
        <draw:line draw:style-name="gr1" draw:text-style-name="P1" draw:layer="layout" svg:x1="10.376cm" svg:y1="2.4cm" svg:x2="10.4cm" svg:y2="8.686cm">
          <text:p/>
        </draw:line>
        <draw:line draw:style-name="gr2" draw:text-style-name="P1" draw:layer="layout" svg:x1="9.376cm" svg:y1="2.4cm" svg:x2="11.076cm" svg:y2="2.4cm">
          <text:p text:style-name="P2">MOB</text:p>
          <text:p text:style-name="P2"/>
        </draw:line>
        <draw:line draw:style-name="gr3" draw:text-style-name="P1" draw:layer="layout" svg:x1="4.376cm" svg:y1="2.4cm" svg:x2="10.376cm" svg:y2="2.8cm">
          <text:p/>
        </draw:line>
        <draw:frame draw:style-name="gr4" draw:text-style-name="P3" draw:layer="layout" svg:width="3.597cm" svg:height="0.683cm" svg:x="4.779cm" svg:y="1.617cm">
          <draw:text-box>
            <text:p><text:span text:style-name="T1">PTR commParam</text:span></text:p>
          </draw:text-box>
        </draw:frame>
        <draw:frame draw:style-name="gr5" draw:text-style-name="P4" draw:layer="layout" svg:width="4.9cm" svg:height="0.9cm" svg:x="8.2cm" svg:y="4.886cm">
          <draw:text-box>
            <text:p><text:span text:style-name="T2">MOB „fail-initialized“</text:span></text:p>
          </draw:text-box>
        </draw:frame>
        <draw:frame draw:style-name="gr5" draw:text-style-name="P6" draw:layer="layout" svg:width="4.9cm" svg:height="0.9cm" svg:x="8.2cm" svg:y="3.186cm">
          <draw:text-box>
            <text:p text:style-name="P5"><text:span text:style-name="T3">ERROR DETECTED</text:span></text:p>
          </draw:text-box>
        </draw:frame>
        <draw:line draw:style-name="gr3" draw:text-style-name="P1" draw:layer="layout" svg:x1="10.4cm" svg:y1="4.386cm" svg:x2="4.4cm" svg:y2="4.886cm">
          <text:p/>
        </draw:line>
        <draw:frame draw:style-name="gr4" draw:text-style-name="P3" draw:layer="layout" svg:width="3.795cm" svg:height="0.683cm" svg:x="4.603cm" svg:y="3.803cm">
          <draw:text-box>
            <text:p><text:span text:style-name="T1">„</text:span><text:span text:style-name="T1">initialized“ = NULL</text:span></text:p>
          </draw:text-box>
        </draw:frame>
        <draw:frame draw:style-name="gr6" draw:text-style-name="P4" draw:layer="layout" svg:width="5.3cm" svg:height="0.9cm" svg:x="7.9cm" svg:y="5.986cm">
          <draw:text-box>
            <text:p><text:span text:style-name="T2">perform deInitialization</text:span></text:p>
          </draw:text-box>
        </draw:frame>
        <draw:line draw:style-name="gr3" draw:text-style-name="P1" draw:layer="layout" svg:x1="10.3cm" svg:y1="7.486cm" svg:x2="4.3cm" svg:y2="7.986cm">
          <text:p/>
        </draw:line>
        <draw:frame draw:style-name="gr4" draw:text-style-name="P3" draw:layer="layout" svg:width="3.795cm" svg:height="0.683cm" svg:x="4.503cm" svg:y="6.903cm">
          <draw:text-box>
            <text:p><text:span text:style-name="T1">„</text:span><text:span text:style-name="T1">initialized“ = NULL</text:span></text:p>
          </draw:text-box>
        </draw:frame>
        <draw:frame draw:style-name="gr5" draw:text-style-name="P4" draw:layer="layout" svg:width="4.9cm" svg:height="0.9cm" svg:x="8.4cm" svg:y="7.786cm">
          <draw:text-box>
            <text:p><text:span text:style-name="T2">MOB „disabl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true" fo:min-height="0.509cm" fo:min-width="3.22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style:font-size-asian="18pt" style:font-size-complex="18pt"/>
    </style:style>
    <style:style style:name="P6"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7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6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5cm" svg:y="5.6cm">
          <draw:text-box>
            <text:p><text:span text:style-name="T2">MOB „fail-initialized“</text:span></text:p>
          </draw:text-box>
        </draw:frame>
        <draw:frame draw:style-name="gr6" draw:text-style-name="P4" draw:layer="layout" svg:width="5.379cm" svg:height="0.763cm" svg:x="8.769cm" svg:y="6.565cm">
          <draw:text-box>
            <text:p><text:span text:style-name="T2">perform (re-)Attachment</text:span></text:p>
          </draw:text-box>
        </draw:frame>
        <draw:frame draw:style-name="gr5" draw:text-style-name="P6" draw:layer="layout" svg:width="4.744cm" svg:height="0.763cm" svg:x="9.209cm" svg:y="4.137cm">
          <draw:text-box>
            <text:p text:style-name="P5"><text:span text:style-name="T3">ERROR DETECTED</text:span></text:p>
          </draw:text-box>
        </draw:frame>
        <draw:line draw:style-name="gr3" draw:text-style-name="P2" draw:layer="layout" svg:x1="11.4cm" svg:y1="5.1cm" svg:x2="5.4cm" svg:y2="5.7cm">
          <text:p/>
        </draw:line>
        <draw:frame draw:style-name="gr4" draw:text-style-name="P3" draw:layer="layout" svg:width="3.212cm" svg:height="0.607cm" svg:x="5.7cm" svg:y="4.793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3cm" svg:y1="10.1cm" svg:x2="5.3cm" svg:y2="10.7cm">
          <text:p/>
        </draw:line>
        <draw:frame draw:style-name="gr4" draw:text-style-name="P3" draw:layer="layout" svg:width="3.118cm" svg:height="0.607cm" svg:x="5.7cm" svg:y="7.393cm">
          <draw:text-box>
            <text:p><text:span text:style-name="T1">„</text:span><text:span text:style-name="T1">attached“ = NULL</text:span></text:p>
          </draw:text-box>
        </draw:frame>
        <draw:frame draw:style-name="gr5" draw:text-style-name="P4" draw:layer="layout" svg:width="4.464cm" svg:height="0.763cm" svg:x="9.336cm" svg:y="8cm">
          <draw:text-box>
            <text:p><text:span text:style-name="T2">MOB „fail-attached“</text:span></text:p>
          </draw:text-box>
        </draw:frame>
        <draw:frame draw:style-name="gr6" draw:text-style-name="P4" draw:layer="layout" svg:width="5.023cm" svg:height="0.763cm" svg:x="8.993cm" svg:y="8.892cm">
          <draw:text-box>
            <text:p><text:span text:style-name="T2">perform deAttachment</text:span></text:p>
          </draw:text-box>
        </draw:frame>
        <draw:line draw:style-name="gr3" draw:text-style-name="P2" draw:layer="layout" svg:x1="11.401cm" svg:y1="7.753cm" svg:x2="5.401cm" svg:y2="8.353cm">
          <text:p/>
        </draw:line>
        <draw:frame draw:style-name="gr4" draw:text-style-name="P3" draw:layer="layout" svg:width="3.118cm" svg:height="0.607cm" svg:x="5.6cm" svg:y="9.793cm">
          <draw:text-box>
            <text:p><text:span text:style-name="T1">„</text:span><text:span text:style-name="T1">attached“ = NULL</text:span></text:p>
          </draw:text-box>
        </draw:frame>
        <draw:frame draw:style-name="gr6" draw:text-style-name="P4" draw:layer="layout" svg:width="5.099cm" svg:height="0.763cm" svg:x="8.877cm" svg:y="10.6cm">
          <draw:text-box>
            <text:p><text:span text:style-name="T2">perform deInitialization</text:span></text:p>
          </draw:text-box>
        </draw:frame>
        <draw:line draw:style-name="gr3" draw:text-style-name="P2" draw:layer="layout" svg:x1="11.4cm" svg:y1="11.8cm" svg:x2="5.4cm" svg:y2="12.4cm">
          <text:p/>
        </draw:line>
        <draw:frame draw:style-name="gr4" draw:text-style-name="P3" draw:layer="layout" svg:width="3.212cm" svg:height="0.607cm" svg:x="5.7cm" svg:y="11.493cm">
          <draw:text-box>
            <text:p><text:span text:style-name="T1">„</text:span><text:span text:style-name="T1">initialized“ = NULL</text:span></text:p>
          </draw:text-box>
        </draw:frame>
        <draw:frame draw:style-name="gr5" draw:text-style-name="P4" draw:layer="layout" svg:width="3.851cm" svg:height="0.763cm" svg:x="9.336cm" svg:y="12.437cm">
          <draw:text-box>
            <text:p><text:span text:style-name="T2">MOB „disabled“</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13cm" fo:min-width="4.091cm"/>
    </style:style>
    <style:style style:name="gr6" style:family="graphic" style:parent-style-name="standard">
      <style:graphic-properties draw:stroke="none" svg:stroke-color="#000000" draw:fill="solid" draw:fill-color="#ffffff" draw:textarea-horizontal-align="left" draw:auto-grow-height="true" draw:auto-grow-width="true" fo:min-height="0.513cm" fo:min-width="4.24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71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618cm"/>
    </style:style>
    <style:style style:name="gr9" style:family="graphic" style:parent-style-name="standard">
      <style:graphic-properties draw:stroke="none" svg:stroke-color="#000000" draw:fill="solid" draw:fill-color="#ffffff" draw:textarea-horizontal-align="left" draw:auto-grow-height="true" draw:auto-grow-width="true" fo:min-height="0.513cm" fo:min-width="3.964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23cm"/>
    </style:style>
    <style:style style:name="gr11"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99cm"/>
    </style:style>
    <style:style style:name="gr12" style:family="graphic" style:parent-style-name="standard">
      <style:graphic-properties draw:stroke="none" svg:stroke-color="#000000" draw:fill="solid" draw:fill-color="#ffffff" draw:textarea-horizontal-align="left" draw:auto-grow-height="true" draw:auto-grow-width="true" fo:min-height="0.513cm" fo:min-width="3.35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1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1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3cm" svg:y="4.1cm">
          <draw:text-box>
            <text:p><text:span text:style-name="T2">MOB „initialized“</text:span></text:p>
          </draw:text-box>
        </draw:frame>
        <draw:frame draw:style-name="gr6" draw:text-style-name="P5" draw:layer="layout" svg:width="4.744cm" svg:height="0.763cm" svg:x="9.1cm" svg:y="5.237cm">
          <draw:text-box>
            <text:p><text:span text:style-name="T3">ERROR DETECTED</text:span></text:p>
          </draw:text-box>
        </draw:frame>
        <draw:line draw:style-name="gr3" draw:text-style-name="P2" draw:layer="layout" svg:x1="11.4cm" svg:y1="3.907cm" svg:x2="5.4cm" svg:y2="4.507cm">
          <text:p/>
        </draw:line>
        <draw:frame draw:style-name="gr7" draw:text-style-name="P3" draw:layer="layout" svg:width="3.3cm" svg:height="0.607cm" svg:x="5.7cm" svg:y="3.6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284cm" svg:y1="8.5cm" svg:x2="5.284cm" svg:y2="9.1cm">
          <text:p/>
        </draw:line>
        <draw:frame draw:style-name="gr8" draw:text-style-name="P3" draw:layer="layout" svg:width="3.118cm" svg:height="0.607cm" svg:x="5.684cm" svg:y="5.793cm">
          <draw:text-box>
            <text:p><text:span text:style-name="T1">„</text:span><text:span text:style-name="T1">attached“ = NULL</text:span></text:p>
          </draw:text-box>
        </draw:frame>
        <draw:frame draw:style-name="gr9" draw:text-style-name="P4" draw:layer="layout" svg:width="4.464cm" svg:height="0.763cm" svg:x="9.32cm" svg:y="6.4cm">
          <draw:text-box>
            <text:p><text:span text:style-name="T2">MOB „fail-attached“</text:span></text:p>
          </draw:text-box>
        </draw:frame>
        <draw:frame draw:style-name="gr10" draw:text-style-name="P4" draw:layer="layout" svg:width="5.023cm" svg:height="0.763cm" svg:x="8.977cm" svg:y="7.292cm">
          <draw:text-box>
            <text:p><text:span text:style-name="T2">perform </text:span><text:span text:style-name="T2">deAttachment</text:span></text:p>
          </draw:text-box>
        </draw:frame>
        <draw:line draw:style-name="gr3" draw:text-style-name="P2" draw:layer="layout" svg:x1="11.385cm" svg:y1="6.153cm" svg:x2="5.385cm" svg:y2="6.753cm">
          <text:p/>
        </draw:line>
        <draw:frame draw:style-name="gr8" draw:text-style-name="P3" draw:layer="layout" svg:width="3.118cm" svg:height="0.607cm" svg:x="5.584cm" svg:y="8.193cm">
          <draw:text-box>
            <text:p><text:span text:style-name="T1">„</text:span><text:span text:style-name="T1">attached“ = NULL</text:span></text:p>
          </draw:text-box>
        </draw:frame>
        <draw:frame draw:style-name="gr11" draw:text-style-name="P4" draw:layer="layout" svg:width="5.099cm" svg:height="0.763cm" svg:x="8.861cm" svg:y="9cm">
          <draw:text-box>
            <text:p><text:span text:style-name="T2">perform </text:span><text:span text:style-name="T2">deInitialization</text:span></text:p>
          </draw:text-box>
        </draw:frame>
        <draw:line draw:style-name="gr3" draw:text-style-name="P2" draw:layer="layout" svg:x1="11.384cm" svg:y1="10.2cm" svg:x2="5.384cm" svg:y2="10.8cm">
          <text:p/>
        </draw:line>
        <draw:frame draw:style-name="gr7" draw:text-style-name="P3" draw:layer="layout" svg:width="3.212cm" svg:height="0.607cm" svg:x="5.684cm" svg:y="9.893cm">
          <draw:text-box>
            <text:p><text:span text:style-name="T1">„</text:span><text:span text:style-name="T1">initialized“ = NULL</text:span></text:p>
          </draw:text-box>
        </draw:frame>
        <draw:frame draw:style-name="gr12" draw:text-style-name="P4" draw:layer="layout" svg:width="3.851cm" svg:height="0.763cm" svg:x="9.32cm" svg:y="10.837cm">
          <draw:text-box>
            <text:p><text:span text:style-name="T2">MOB „disabled“</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